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ctrl_72h_r3_mir34a</text:p>
          </table:table-cell>
          <table:table-cell table:number-columns-repeated="1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trl_72h_r3_mir34a</text:p>
          </table:table-cell>
          <table:table-cell table:number-columns-repeated="1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trl_72h_r3_mir34a</text:p>
          </table:table-cell>
          <table:table-cell table:number-columns-repeated="1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trl_72h_r3_mir34a</text:p>
          </table:table-cell>
          <table:table-cell table:number-columns-repeated="1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trl_72h_r3_mir21</text:p>
          </table:table-cell>
          <table:table-cell table:number-columns-repeated="1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trl_72h_r3_mir21</text:p>
          </table:table-cell>
          <table:table-cell table:number-columns-repeated="1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trl_72h_r3_mir21</text:p>
          </table:table-cell>
          <table:table-cell table:number-columns-repeated="1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trl_72h_r3_mir21</text:p>
          </table:table-cell>
          <table:table-cell table:number-columns-repeated="11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11:22:30.395964227</meta:creation-date>
    <dc:date>2021-05-05T11:28:09.929932279</dc:date>
    <meta:editing-duration>PT5M39S</meta:editing-duration>
    <meta:editing-cycles>1</meta:editing-cycles>
    <meta:document-statistic meta:table-count="1" meta:cell-count="96" meta:object-count="0"/>
    <meta:generator>LibreOffice/6.4.7.2$Linux_X86_64 LibreOffice_project/40$Build-2</meta:generator>
  </office:meta>
</office:document-meta>
</file>